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Botetourt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57">
            <text:p>57</text:p>
          </table:table-cell>
          <table:table-cell table:style-name="ce22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48">
            <text:p>48</text:p>
          </table:table-cell>
          <table:table-cell table:style-name="ce23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79">
            <text:p>79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8">
            <text:p>8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292">
            <text:p>292</text:p>
          </table:table-cell>
          <table:table-cell table:style-name="ce22" office:value-type="float" office:value="43">
            <text:p>43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18">
            <text:p>18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34">
            <text:p>13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76">
            <text:p>76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25">
            <text:p>125</text:p>
          </table:table-cell>
          <table:table-cell table:style-name="ce22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374">
            <text:p>374</text:p>
          </table:table-cell>
          <table:table-cell table:style-name="ce22" office:value-type="float" office:value="26">
            <text:p>26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666">
            <text:p>666</text:p>
          </table:table-cell>
          <table:table-cell table:style-name="ce22" office:value-type="float" office:value="69">
            <text:p>69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